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6c2" officeooo:paragraph-rsid="0017f6c2"/>
    </style:style>
    <style:style style:name="P2" style:family="paragraph" style:parent-style-name="Standard">
      <style:text-properties officeooo:rsid="0017f6c2" officeooo:paragraph-rsid="0019f26f"/>
    </style:style>
    <style:style style:name="P3" style:family="paragraph" style:parent-style-name="Standard">
      <style:text-properties officeooo:rsid="0017f6c2" officeooo:paragraph-rsid="001b4b97"/>
    </style:style>
    <style:style style:name="P4" style:family="paragraph" style:parent-style-name="Standard">
      <style:text-properties fo:font-weight="bold" officeooo:rsid="0017f6c2" officeooo:paragraph-rsid="0017f6c2" style:font-weight-asian="bold" style:font-weight-complex="bold"/>
    </style:style>
    <style:style style:name="P5" style:family="paragraph" style:parent-style-name="Standard">
      <style:text-properties fo:font-weight="bold" officeooo:rsid="0017f6c2" officeooo:paragraph-rsid="001b4b97" style:font-weight-asian="bold" style:font-weight-complex="bold"/>
    </style:style>
    <style:style style:name="P6" style:family="paragraph" style:parent-style-name="Standard">
      <style:text-properties fo:font-weight="bold" officeooo:rsid="001b4b97" officeooo:paragraph-rsid="001b4b97" style:font-weight-asian="bold" style:font-weight-complex="bold"/>
    </style:style>
    <style:style style:name="P7" style:family="paragraph" style:parent-style-name="Standard">
      <style:text-properties fo:font-weight="bold" officeooo:rsid="001c4110" officeooo:paragraph-rsid="001c4110" style:font-weight-asian="bold" style:font-weight-complex="bold"/>
    </style:style>
    <style:style style:name="P8" style:family="paragraph" style:parent-style-name="Standard">
      <style:text-properties fo:font-weight="bold" officeooo:rsid="0019f26f" officeooo:paragraph-rsid="001b4b97" style:font-weight-asian="bold" style:font-weight-complex="bold"/>
    </style:style>
    <style:style style:name="P9" style:family="paragraph" style:parent-style-name="Standard">
      <style:text-properties officeooo:rsid="0017f6c2" officeooo:paragraph-rsid="001dfc93"/>
    </style:style>
    <style:style style:name="P10" style:family="paragraph" style:parent-style-name="Standard">
      <style:text-properties officeooo:rsid="0017f6c2" officeooo:paragraph-rsid="0019f26f"/>
    </style:style>
    <style:style style:name="P11" style:family="paragraph" style:parent-style-name="Header">
      <style:text-properties officeooo:paragraph-rsid="001dfc93"/>
    </style:style>
    <style:style style:name="T1" style:family="text">
      <style:text-properties officeooo:rsid="001b4b97"/>
    </style:style>
    <style:style style:name="T2" style:family="text">
      <style:text-properties officeooo:rsid="001c4110"/>
    </style:style>
    <style:style style:name="T3" style:family="text">
      <style:text-properties officeooo:rsid="001df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endredi 18 septembre 2015, 13:14:32 (UTC+0200) </text:p>
      <text:p text:style-name="P4"/>
      <text:p text:style-name="P7">Bilan des partitions des disques durs</text:p>
      <text:p text:style-name="P1"/>
      <text:p text:style-name="P1">regis@regis-System-Product-Name:/media$ df </text:p>
      <text:p text:style-name="P4"/>
      <text:p text:style-name="P2"/>
      <text:p text:style-name="P8">Partitions du disque 150GO :</text:p>
      <text:p text:style-name="P5">Filesystem<text:tab/>1K-blocks<text:tab/>Used<text:tab/><text:tab/>Available<text:tab/>Use%<text:tab/>Mounted on</text:p>
      <text:p text:style-name="P2">/dev/sda1<text:tab/>51199120<text:tab/>27543076<text:tab/>23656044<text:tab/>54%<text:tab/>/media/regis/A02C04712C0444AE <text:tab/><text:tab/><text:span text:style-name="T2">52 GB Volume (Windows)</text:span></text:p>
      <text:p text:style-name="P2">/dev/sda5<text:tab/>68359368<text:tab/>9886300<text:tab/>58473068<text:tab/>15%<text:tab/>/media/regis/Données <text:tab/><text:tab/><text:tab/><text:tab/><text:span text:style-name="T1">Données</text:span></text:p>
      <text:p text:style-name="P9">/dev/sda6<text:tab/>11991012<text:tab/>10175400<text:tab/>1183460<text:tab/>90%<text:tab/>/ <text:tab/><text:tab/><text:tab/><text:tab/><text:tab/><text:tab/><text:span text:style-name="T1">regis-System-product-Name</text:span></text:p>
      <text:p text:style-name="P9"><text:span text:style-name="T1"><text:tab/><text:tab/><text:tab/><text:tab/><text:tab/><text:tab/><text:tab/><text:tab/><text:tab/><text:tab/><text:tab/><text:tab/><text:tab/><text:tab/><text:tab/>(Microchip- opt 1,7GB)</text:span></text:p>
      <text:p text:style-name="P2">/dev/sda7<text:tab/>11191888<text:tab/>3422908<text:tab/>7177416<text:tab/>33%<text:tab/>/home <text:tab/><text:tab/><text:tab/><text:tab/><text:tab/><text:tab/><text:span text:style-name="T2">Home folder</text:span></text:p>
      <text:p text:style-name="P3"/>
      <text:p text:style-name="P8">Partitions du disque 500GO :</text:p>
      <text:p text:style-name="P5">Filesystem<text:tab/>1K-blocks<text:tab/>Used<text:tab/><text:tab/>Available<text:tab/>Use%<text:tab/>Mounted on</text:p>
      <text:p text:style-name="P3">/dev/sdb1<text:tab/>262975996<text:tab/>42467104<text:tab/>220508892<text:tab/>17%<text:tab/>/media/regis/Stockage <text:tab/><text:tab/><text:tab/><text:span text:style-name="T2">Stockage</text:span></text:p>
      <text:p text:style-name="P2"/>
      <text:p text:style-name="P2">/dev/sdb5<text:tab/>218646396<text:tab/>60624<text:tab/><text:tab/>207456124<text:tab/>1%<text:tab/>/stockage </text:p>
      <text:p text:style-name="P2"/>
      <text:p text:style-name="P8">Clé USB :</text:p>
      <text:p text:style-name="P5">Filesystem<text:tab/>1K-blocks<text:tab/>Used<text:tab/><text:tab/>Available<text:tab/>Use%<text:tab/>Mounted on</text:p>
      <text:p text:style-name="P2">/dev/sdd1<text:tab/>122988<text:tab/>63872<text:tab/><text:tab/>59116<text:tab/><text:tab/>52%<text:tab/>/media/regis/R <text:tab/></text:p>
      <text:p text:style-name="P2"/>
      <text:p text:style-name="P6">Autres :</text:p>
      <text:p text:style-name="P5">Filesystem<text:tab/>1K-blocks<text:tab/>Used<text:tab/><text:tab/>Available<text:tab/>Use%<text:tab/>Mounted on</text:p>
      <text:p text:style-name="P1">none<text:tab/><text:tab/>4<text:tab/><text:tab/>0<text:tab/><text:tab/>4<text:tab/><text:tab/>0%<text:tab/>/sys/fs/cgroup </text:p>
      <text:p text:style-name="P1">udev<text:tab/><text:tab/>1529900<text:tab/>4<text:tab/><text:tab/>1529896<text:tab/>1%<text:tab/>/dev </text:p>
      <text:p text:style-name="P1">tmpfs<text:tab/><text:tab/>308140<text:tab/>2772<text:tab/><text:tab/>305368<text:tab/>1%<text:tab/>/run </text:p>
      <text:p text:style-name="P1">none<text:tab/><text:tab/>5120<text:tab/><text:tab/>0<text:tab/><text:tab/>5120<text:tab/><text:tab/>0%<text:tab/>/run/lock </text:p>
      <text:p text:style-name="P1">none<text:tab/><text:tab/>1540680<text:tab/>76<text:tab/><text:tab/>1540604<text:tab/>1%<text:tab/>/run/shm </text:p>
      <text:p text:style-name="P1">none<text:tab/><text:tab/>102400<text:tab/>40<text:tab/><text:tab/>102360<text:tab/>1%<text:tab/>/run/user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fc93"/>
    </style:style>
    <style:style style:name="MT1" style:family="text">
      <style:text-properties officeooo:rsid="001dfc93"/>
    </style:style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"/><text:span text:style-name="MT1">N</text:span>o<text:span text:style-name="MT1">m du fichier : </text:span><text:span text:style-name="MT1"><text:file-name text:display="full">/media/regis/Données/SCAO/LINUX/Bilan DD.odt</text:file-n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25:41.701107386</meta:creation-date>
    <meta:print-date>2015-09-18T17:39:29.329048974</meta:print-date>
    <dc:date>2015-09-18T17:43:03.297843781</dc:date>
    <meta:editing-duration>PT14M2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55" meta:character-count="1198" meta:non-whitespace-character-count="1001"/>
  </office:meta>
</office:document-meta>
</file>